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519cm" style:rel-column-width="1428*"/>
    </style:style>
    <style:style style:name="Tabla1.B" style:family="table-column">
      <style:table-column-properties style:column-width="1.609cm" style:rel-column-width="912*"/>
    </style:style>
    <style:style style:name="Tabla1.C" style:family="table-column">
      <style:table-column-properties style:column-width="1.63cm" style:rel-column-width="924*"/>
    </style:style>
    <style:style style:name="Tabla1.D" style:family="table-column">
      <style:table-column-properties style:column-width="11.243cm" style:rel-column-width="637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328cm" style:rel-column-width="1320*"/>
    </style:style>
    <style:style style:name="Tabla2.B" style:family="table-column">
      <style:table-column-properties style:column-width="2.244cm" style:rel-column-width="1272*"/>
    </style:style>
    <style:style style:name="Tabla2.C" style:family="table-column">
      <style:table-column-properties style:column-width="12.428cm" style:rel-column-width="704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201cm" style:rel-column-width="1248*"/>
    </style:style>
    <style:style style:name="Tabla3.B" style:family="table-column">
      <style:table-column-properties style:column-width="1.461cm" style:rel-column-width="828*"/>
    </style:style>
    <style:style style:name="Tabla3.C" style:family="table-column">
      <style:table-column-properties style:column-width="2.392cm" style:rel-column-width="1356*"/>
    </style:style>
    <style:style style:name="Tabla3.D" style:family="table-column">
      <style:table-column-properties style:column-width="10.947cm" style:rel-column-width="620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328cm" style:rel-column-width="1320*"/>
    </style:style>
    <style:style style:name="Tabla4.B" style:family="table-column">
      <style:table-column-properties style:column-width="2.244cm" style:rel-column-width="1272*"/>
    </style:style>
    <style:style style:name="Tabla4.C" style:family="table-column">
      <style:table-column-properties style:column-width="12.428cm" style:rel-column-width="704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519cm" style:rel-column-width="1428*"/>
    </style:style>
    <style:style style:name="Tabla5.B" style:family="table-column">
      <style:table-column-properties style:column-width="1.609cm" style:rel-column-width="912*"/>
    </style:style>
    <style:style style:name="Tabla5.C" style:family="table-column">
      <style:table-column-properties style:column-width="2.328cm" style:rel-column-width="1320*"/>
    </style:style>
    <style:style style:name="Tabla5.D" style:family="table-column">
      <style:table-column-properties style:column-width="10.545cm" style:rel-column-width="597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588cm" style:rel-column-width="900*"/>
    </style:style>
    <style:style style:name="Tabla6.B" style:family="table-column">
      <style:table-column-properties style:column-width="1.82cm" style:rel-column-width="1032*"/>
    </style:style>
    <style:style style:name="Tabla6.C" style:family="table-column">
      <style:table-column-properties style:column-width="13.593cm" style:rel-column-width="7706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519cm" style:rel-column-width="1428*"/>
    </style:style>
    <style:style style:name="Tabla7.B" style:family="table-column">
      <style:table-column-properties style:column-width="1.609cm" style:rel-column-width="912*"/>
    </style:style>
    <style:style style:name="Tabla7.C" style:family="table-column">
      <style:table-column-properties style:column-width="1.99cm" style:rel-column-width="1128*"/>
    </style:style>
    <style:style style:name="Tabla7.D" style:family="table-column">
      <style:table-column-properties style:column-width="10.883cm" style:rel-column-width="6170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.588cm" style:rel-column-width="900*"/>
    </style:style>
    <style:style style:name="Tabla8.B" style:family="table-column">
      <style:table-column-properties style:column-width="1.82cm" style:rel-column-width="1032*"/>
    </style:style>
    <style:style style:name="Tabla8.C" style:family="table-column">
      <style:table-column-properties style:column-width="13.593cm" style:rel-column-width="7706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cf29"/>
    </style:style>
    <style:style style:name="P2" style:family="paragraph" style:parent-style-name="Standard">
      <style:text-properties officeooo:paragraph-rsid="000d7acd"/>
    </style:style>
    <style:style style:name="P3" style:family="paragraph" style:parent-style-name="Standard">
      <style:text-properties officeooo:paragraph-rsid="00100c31"/>
    </style:style>
    <style:style style:name="P4" style:family="paragraph" style:parent-style-name="Standard">
      <style:text-properties officeooo:paragraph-rsid="0011305d"/>
    </style:style>
    <style:style style:name="P5" style:family="paragraph" style:parent-style-name="Standard">
      <style:text-properties officeooo:paragraph-rsid="001230a7"/>
    </style:style>
    <style:style style:name="P6" style:family="paragraph" style:parent-style-name="Standard">
      <style:text-properties officeooo:paragraph-rsid="00135c37"/>
    </style:style>
    <style:style style:name="P7" style:family="paragraph" style:parent-style-name="Standard">
      <style:text-properties officeooo:paragraph-rsid="001532c2"/>
    </style:style>
    <style:style style:name="P8" style:family="paragraph" style:parent-style-name="Standard">
      <style:text-properties officeooo:paragraph-rsid="001f2f54"/>
    </style:style>
    <style:style style:name="P9" style:family="paragraph" style:parent-style-name="Standard">
      <style:text-properties officeooo:paragraph-rsid="0021536d"/>
    </style:style>
    <style:style style:name="P10" style:family="paragraph" style:parent-style-name="Standard">
      <style:text-properties officeooo:paragraph-rsid="00226b5d"/>
    </style:style>
    <style:style style:name="P11" style:family="paragraph" style:parent-style-name="Standard">
      <style:text-properties officeooo:paragraph-rsid="002b601c"/>
    </style:style>
    <style:style style:name="P12" style:family="paragraph" style:parent-style-name="Standard">
      <style:text-properties officeooo:paragraph-rsid="002bc632"/>
    </style:style>
    <style:style style:name="P13" style:family="paragraph" style:parent-style-name="Standard">
      <style:text-properties officeooo:paragraph-rsid="002f6b0f"/>
    </style:style>
    <style:style style:name="P14" style:family="paragraph" style:parent-style-name="Standard">
      <style:text-properties officeooo:paragraph-rsid="002fbac4"/>
    </style:style>
    <style:style style:name="P15" style:family="paragraph" style:parent-style-name="Standard">
      <style:text-properties officeooo:paragraph-rsid="0034600d"/>
    </style:style>
    <style:style style:name="P16" style:family="paragraph" style:parent-style-name="Standard">
      <style:text-properties officeooo:paragraph-rsid="0035bdc2"/>
    </style:style>
    <style:style style:name="P17" style:family="paragraph" style:parent-style-name="Standard">
      <style:text-properties officeooo:paragraph-rsid="0037f952"/>
    </style:style>
    <style:style style:name="P18" style:family="paragraph" style:parent-style-name="Standard">
      <style:text-properties officeooo:paragraph-rsid="003a069b"/>
    </style:style>
    <style:style style:name="P19" style:family="paragraph" style:parent-style-name="Standard">
      <style:text-properties officeooo:paragraph-rsid="003d0cf8"/>
    </style:style>
    <style:style style:name="P20" style:family="paragraph" style:parent-style-name="Standard">
      <style:text-properties officeooo:paragraph-rsid="003e8126"/>
    </style:style>
    <style:style style:name="P21" style:family="paragraph" style:parent-style-name="Standard">
      <style:text-properties officeooo:paragraph-rsid="0041f447"/>
    </style:style>
    <style:style style:name="P22" style:family="paragraph" style:parent-style-name="Standard">
      <style:text-properties officeooo:paragraph-rsid="0042a3a5"/>
    </style:style>
    <style:style style:name="P23" style:family="paragraph" style:parent-style-name="Standard">
      <style:text-properties officeooo:paragraph-rsid="004478a3"/>
    </style:style>
    <style:style style:name="P24" style:family="paragraph" style:parent-style-name="Standard">
      <style:text-properties officeooo:paragraph-rsid="0046c08b"/>
    </style:style>
    <style:style style:name="P25" style:family="paragraph" style:parent-style-name="Standard">
      <style:text-properties officeooo:paragraph-rsid="004a735d"/>
    </style:style>
    <style:style style:name="P26" style:family="paragraph" style:parent-style-name="Standard">
      <style:text-properties officeooo:paragraph-rsid="004b0abc"/>
    </style:style>
    <style:style style:name="P27" style:family="paragraph" style:parent-style-name="Standard">
      <style:text-properties officeooo:paragraph-rsid="004ce8da"/>
    </style:style>
    <style:style style:name="P28" style:family="paragraph" style:parent-style-name="Standard">
      <style:text-properties officeooo:paragraph-rsid="004e7191"/>
    </style:style>
    <style:style style:name="P29" style:family="paragraph" style:parent-style-name="Standard">
      <style:text-properties officeooo:paragraph-rsid="004e960a"/>
    </style:style>
    <style:style style:name="P30" style:family="paragraph" style:parent-style-name="Standard">
      <style:text-properties officeooo:paragraph-rsid="0050b8a6"/>
    </style:style>
    <style:style style:name="P31" style:family="paragraph" style:parent-style-name="Standard">
      <style:paragraph-properties fo:break-before="page"/>
      <style:text-properties officeooo:paragraph-rsid="00226b5d"/>
    </style:style>
    <style:style style:name="P32" style:family="paragraph" style:parent-style-name="Standard">
      <style:paragraph-properties fo:break-before="page"/>
      <style:text-properties officeooo:paragraph-rsid="002bc632"/>
    </style:style>
    <style:style style:name="P33" style:family="paragraph" style:parent-style-name="Standard">
      <style:paragraph-properties fo:break-before="page"/>
      <style:text-properties officeooo:paragraph-rsid="002f1e3f"/>
    </style:style>
    <style:style style:name="P34" style:family="paragraph" style:parent-style-name="Standard">
      <style:paragraph-properties fo:break-before="page"/>
      <style:text-properties officeooo:paragraph-rsid="003a069b"/>
    </style:style>
    <style:style style:name="P35" style:family="paragraph" style:parent-style-name="Standard">
      <style:paragraph-properties fo:break-before="page"/>
      <style:text-properties officeooo:paragraph-rsid="004e7191"/>
    </style:style>
    <style:style style:name="P36" style:family="paragraph" style:parent-style-name="Table_20_Heading">
      <style:text-properties officeooo:paragraph-rsid="001230a7"/>
    </style:style>
    <style:style style:name="P37" style:family="paragraph" style:parent-style-name="Table_20_Heading">
      <style:text-properties officeooo:paragraph-rsid="00135c37"/>
    </style:style>
    <style:style style:name="P38" style:family="paragraph" style:parent-style-name="Table_20_Heading">
      <style:text-properties officeooo:paragraph-rsid="002fbac4"/>
    </style:style>
    <style:style style:name="P39" style:family="paragraph" style:parent-style-name="Table_20_Heading">
      <style:text-properties officeooo:paragraph-rsid="003e8126"/>
    </style:style>
    <style:style style:name="P40" style:family="paragraph" style:parent-style-name="Table_20_Heading">
      <style:text-properties officeooo:paragraph-rsid="0046c08b"/>
    </style:style>
    <style:style style:name="P41" style:family="paragraph" style:parent-style-name="Table_20_Contents">
      <style:text-properties officeooo:paragraph-rsid="00127804"/>
    </style:style>
    <style:style style:name="P42" style:family="paragraph" style:parent-style-name="Table_20_Contents">
      <style:text-properties officeooo:paragraph-rsid="00135c37"/>
    </style:style>
    <style:style style:name="P43" style:family="paragraph" style:parent-style-name="Table_20_Contents">
      <style:paragraph-properties fo:text-align="center" style:justify-single-word="false"/>
      <style:text-properties officeooo:paragraph-rsid="00135c37"/>
    </style:style>
    <style:style style:name="P44" style:family="paragraph" style:parent-style-name="Table_20_Contents">
      <style:paragraph-properties fo:text-align="center" style:justify-single-word="false"/>
      <style:text-properties officeooo:paragraph-rsid="00164b03"/>
    </style:style>
    <style:style style:name="P45" style:family="paragraph" style:parent-style-name="Table_20_Contents">
      <style:paragraph-properties fo:text-align="center" style:justify-single-word="false"/>
      <style:text-properties officeooo:paragraph-rsid="0016e928"/>
    </style:style>
    <style:style style:name="P46" style:family="paragraph" style:parent-style-name="Table_20_Contents">
      <style:paragraph-properties fo:text-align="center" style:justify-single-word="false"/>
      <style:text-properties officeooo:paragraph-rsid="001c576a"/>
    </style:style>
    <style:style style:name="P47" style:family="paragraph" style:parent-style-name="Table_20_Contents">
      <style:paragraph-properties fo:text-align="center" style:justify-single-word="false"/>
      <style:text-properties officeooo:paragraph-rsid="002f1e3f"/>
    </style:style>
    <style:style style:name="P48" style:family="paragraph" style:parent-style-name="Table_20_Contents">
      <style:paragraph-properties fo:text-align="center" style:justify-single-word="false"/>
      <style:text-properties officeooo:paragraph-rsid="002fbac4"/>
    </style:style>
    <style:style style:name="P49" style:family="paragraph" style:parent-style-name="Table_20_Contents">
      <style:paragraph-properties fo:text-align="center" style:justify-single-word="false"/>
      <style:text-properties officeooo:paragraph-rsid="00317d90"/>
    </style:style>
    <style:style style:name="P50" style:family="paragraph" style:parent-style-name="Table_20_Contents">
      <style:paragraph-properties fo:text-align="center" style:justify-single-word="false"/>
      <style:text-properties officeooo:paragraph-rsid="003297b3"/>
    </style:style>
    <style:style style:name="P51" style:family="paragraph" style:parent-style-name="Table_20_Contents">
      <style:paragraph-properties fo:text-align="center" style:justify-single-word="false"/>
      <style:text-properties officeooo:paragraph-rsid="00334204"/>
    </style:style>
    <style:style style:name="P52" style:family="paragraph" style:parent-style-name="Table_20_Contents">
      <style:paragraph-properties fo:text-align="center" style:justify-single-word="false"/>
      <style:text-properties officeooo:paragraph-rsid="003e8126"/>
    </style:style>
    <style:style style:name="P53" style:family="paragraph" style:parent-style-name="Table_20_Contents">
      <style:paragraph-properties fo:text-align="center" style:justify-single-word="false"/>
      <style:text-properties officeooo:paragraph-rsid="0046c08b"/>
    </style:style>
    <style:style style:name="P54" style:family="paragraph" style:parent-style-name="Table_20_Contents">
      <style:text-properties officeooo:paragraph-rsid="00164b03"/>
    </style:style>
    <style:style style:name="P55" style:family="paragraph" style:parent-style-name="Table_20_Contents">
      <style:text-properties officeooo:paragraph-rsid="00183bf1"/>
    </style:style>
    <style:style style:name="P56" style:family="paragraph" style:parent-style-name="Table_20_Contents">
      <style:text-properties officeooo:paragraph-rsid="001c576a"/>
    </style:style>
    <style:style style:name="P57" style:family="paragraph" style:parent-style-name="Table_20_Contents" style:list-style-name="L2">
      <style:text-properties officeooo:paragraph-rsid="001c576a"/>
    </style:style>
    <style:style style:name="P58" style:family="paragraph" style:parent-style-name="Table_20_Contents" style:list-style-name="L3">
      <style:text-properties officeooo:paragraph-rsid="001c576a"/>
    </style:style>
    <style:style style:name="P59" style:family="paragraph" style:parent-style-name="Table_20_Contents" style:list-style-name="L3">
      <style:text-properties officeooo:paragraph-rsid="001e4b86"/>
    </style:style>
    <style:style style:name="P60" style:family="paragraph" style:parent-style-name="Table_20_Contents">
      <style:text-properties officeooo:paragraph-rsid="001e4b86"/>
    </style:style>
    <style:style style:name="P61" style:family="paragraph" style:parent-style-name="Table_20_Contents">
      <style:text-properties officeooo:paragraph-rsid="0024ea3c"/>
    </style:style>
    <style:style style:name="P62" style:family="paragraph" style:parent-style-name="Table_20_Contents">
      <style:text-properties officeooo:paragraph-rsid="0025ff7d"/>
    </style:style>
    <style:style style:name="P63" style:family="paragraph" style:parent-style-name="Table_20_Contents" style:list-style-name="L4">
      <style:text-properties officeooo:paragraph-rsid="0025ff7d"/>
    </style:style>
    <style:style style:name="P64" style:family="paragraph" style:parent-style-name="Table_20_Contents" style:list-style-name="L4">
      <style:text-properties officeooo:paragraph-rsid="0035bdc2"/>
    </style:style>
    <style:style style:name="P65" style:family="paragraph" style:parent-style-name="Table_20_Contents" style:list-style-name="L4">
      <style:text-properties officeooo:paragraph-rsid="0042a3a5"/>
    </style:style>
    <style:style style:name="P66" style:family="paragraph" style:parent-style-name="Table_20_Contents" style:list-style-name="L4">
      <style:text-properties officeooo:paragraph-rsid="004ce8da"/>
    </style:style>
    <style:style style:name="P67" style:family="paragraph" style:parent-style-name="Table_20_Contents">
      <style:text-properties officeooo:paragraph-rsid="0027e228"/>
    </style:style>
    <style:style style:name="P68" style:family="paragraph" style:parent-style-name="Table_20_Contents">
      <style:text-properties officeooo:paragraph-rsid="002915f1"/>
    </style:style>
    <style:style style:name="P69" style:family="paragraph" style:parent-style-name="Table_20_Contents">
      <style:text-properties officeooo:paragraph-rsid="002afc67"/>
    </style:style>
    <style:style style:name="P70" style:family="paragraph" style:parent-style-name="Table_20_Contents" style:list-style-name="L5">
      <style:text-properties officeooo:paragraph-rsid="002afc67"/>
    </style:style>
    <style:style style:name="P71" style:family="paragraph" style:parent-style-name="Table_20_Contents">
      <style:text-properties officeooo:paragraph-rsid="002f1e3f"/>
    </style:style>
    <style:style style:name="P72" style:family="paragraph" style:parent-style-name="Table_20_Contents">
      <style:text-properties officeooo:paragraph-rsid="002fbac4"/>
    </style:style>
    <style:style style:name="P73" style:family="paragraph" style:parent-style-name="Table_20_Contents">
      <style:text-properties officeooo:paragraph-rsid="00317d90"/>
    </style:style>
    <style:style style:name="P74" style:family="paragraph" style:parent-style-name="Table_20_Contents">
      <style:text-properties officeooo:paragraph-rsid="003297b3"/>
    </style:style>
    <style:style style:name="P75" style:family="paragraph" style:parent-style-name="Table_20_Contents">
      <style:text-properties officeooo:paragraph-rsid="00334204"/>
    </style:style>
    <style:style style:name="P76" style:family="paragraph" style:parent-style-name="Table_20_Contents" style:list-style-name="L7">
      <style:text-properties officeooo:paragraph-rsid="0035bdc2"/>
    </style:style>
    <style:style style:name="P77" style:family="paragraph" style:parent-style-name="Table_20_Contents">
      <style:text-properties officeooo:paragraph-rsid="0035bdc2"/>
    </style:style>
    <style:style style:name="P78" style:family="paragraph" style:parent-style-name="Table_20_Contents">
      <style:text-properties officeooo:paragraph-rsid="00386b8a"/>
    </style:style>
    <style:style style:name="P79" style:family="paragraph" style:parent-style-name="Table_20_Contents">
      <style:text-properties officeooo:paragraph-rsid="003e8126"/>
    </style:style>
    <style:style style:name="P80" style:family="paragraph" style:parent-style-name="Table_20_Contents">
      <style:text-properties officeooo:paragraph-rsid="0042a3a5"/>
    </style:style>
    <style:style style:name="P81" style:family="paragraph" style:parent-style-name="Table_20_Contents">
      <style:text-properties officeooo:paragraph-rsid="0046c08b"/>
    </style:style>
    <style:style style:name="P82" style:family="paragraph" style:parent-style-name="Table_20_Contents">
      <style:text-properties officeooo:paragraph-rsid="00487b16"/>
    </style:style>
    <style:style style:name="P83" style:family="paragraph" style:parent-style-name="Table_20_Contents" style:list-style-name="L9">
      <style:text-properties officeooo:paragraph-rsid="00487b16"/>
    </style:style>
    <style:style style:name="P84" style:family="paragraph" style:parent-style-name="Table_20_Contents">
      <style:text-properties officeooo:paragraph-rsid="004ce8da"/>
    </style:style>
    <style:style style:name="P85" style:family="paragraph" style:parent-style-name="Table_20_Contents">
      <style:text-properties officeooo:paragraph-rsid="004e960a"/>
    </style:style>
    <style:style style:name="P86" style:family="paragraph" style:parent-style-name="Table_20_Contents">
      <style:text-properties officeooo:paragraph-rsid="004ef3df"/>
    </style:style>
    <style:style style:name="T1" style:family="text">
      <style:text-properties officeooo:rsid="000bcf29"/>
    </style:style>
    <style:style style:name="T2" style:family="text">
      <style:text-properties officeooo:rsid="000d7acd"/>
    </style:style>
    <style:style style:name="T3" style:family="text">
      <style:text-properties officeooo:rsid="00100c31"/>
    </style:style>
    <style:style style:name="T4" style:family="text">
      <style:text-properties officeooo:rsid="0011305d"/>
    </style:style>
    <style:style style:name="T5" style:family="text">
      <style:text-properties officeooo:rsid="001230a7"/>
    </style:style>
    <style:style style:name="T6" style:family="text">
      <style:text-properties officeooo:rsid="00127804"/>
    </style:style>
    <style:style style:name="T7" style:family="text">
      <style:text-properties officeooo:rsid="00135c37"/>
    </style:style>
    <style:style style:name="T8" style:family="text">
      <style:text-properties officeooo:rsid="001532c2"/>
    </style:style>
    <style:style style:name="T9" style:family="text">
      <style:text-properties officeooo:rsid="00164b03"/>
    </style:style>
    <style:style style:name="T10" style:family="text">
      <style:text-properties officeooo:rsid="0016e928"/>
    </style:style>
    <style:style style:name="T11" style:family="text">
      <style:text-properties officeooo:rsid="001734b2"/>
    </style:style>
    <style:style style:name="T12" style:family="text">
      <style:text-properties officeooo:rsid="00183bf1"/>
    </style:style>
    <style:style style:name="T13" style:family="text">
      <style:text-properties officeooo:rsid="0019c5d7"/>
    </style:style>
    <style:style style:name="T14" style:family="text">
      <style:text-properties officeooo:rsid="001b95f5"/>
    </style:style>
    <style:style style:name="T15" style:family="text">
      <style:text-properties officeooo:rsid="001c576a"/>
    </style:style>
    <style:style style:name="T16" style:family="text">
      <style:text-properties officeooo:rsid="001d8ed8"/>
    </style:style>
    <style:style style:name="T17" style:family="text">
      <style:text-properties officeooo:rsid="001e4b86"/>
    </style:style>
    <style:style style:name="T18" style:family="text">
      <style:text-properties officeooo:rsid="001f2f54"/>
    </style:style>
    <style:style style:name="T19" style:family="text">
      <style:text-properties officeooo:rsid="001fcc46"/>
    </style:style>
    <style:style style:name="T20" style:family="text">
      <style:text-properties officeooo:rsid="0020b57d"/>
    </style:style>
    <style:style style:name="T21" style:family="text">
      <style:text-properties officeooo:rsid="00212f95"/>
    </style:style>
    <style:style style:name="T22" style:family="text">
      <style:text-properties officeooo:rsid="0021536d"/>
    </style:style>
    <style:style style:name="T23" style:family="text">
      <style:text-properties officeooo:rsid="00226b5d"/>
    </style:style>
    <style:style style:name="T24" style:family="text">
      <style:text-properties officeooo:rsid="002417f7"/>
    </style:style>
    <style:style style:name="T25" style:family="text">
      <style:text-properties officeooo:rsid="0024ea3c"/>
    </style:style>
    <style:style style:name="T26" style:family="text">
      <style:text-properties officeooo:rsid="0025ff7d"/>
    </style:style>
    <style:style style:name="T27" style:family="text">
      <style:text-properties officeooo:rsid="0027e228"/>
    </style:style>
    <style:style style:name="T28" style:family="text">
      <style:text-properties officeooo:rsid="002915f1"/>
    </style:style>
    <style:style style:name="T29" style:family="text">
      <style:text-properties officeooo:rsid="002afc67"/>
    </style:style>
    <style:style style:name="T30" style:family="text">
      <style:text-properties officeooo:rsid="002b601c"/>
    </style:style>
    <style:style style:name="T31" style:family="text">
      <style:text-properties officeooo:rsid="002bc632"/>
    </style:style>
    <style:style style:name="T32" style:family="text">
      <style:text-properties officeooo:rsid="002f1e3f"/>
    </style:style>
    <style:style style:name="T33" style:family="text">
      <style:text-properties officeooo:rsid="002f6b0f"/>
    </style:style>
    <style:style style:name="T34" style:family="text">
      <style:text-properties officeooo:rsid="002fbac4"/>
    </style:style>
    <style:style style:name="T35" style:family="text">
      <style:text-properties officeooo:rsid="00317d90"/>
    </style:style>
    <style:style style:name="T36" style:family="text">
      <style:text-properties officeooo:rsid="003297b3"/>
    </style:style>
    <style:style style:name="T37" style:family="text">
      <style:text-properties officeooo:rsid="00334204"/>
    </style:style>
    <style:style style:name="T38" style:family="text">
      <style:text-properties officeooo:rsid="0034600d"/>
    </style:style>
    <style:style style:name="T39" style:family="text">
      <style:text-properties officeooo:rsid="0037f952"/>
    </style:style>
    <style:style style:name="T40" style:family="text">
      <style:text-properties officeooo:rsid="00386b8a"/>
    </style:style>
    <style:style style:name="T41" style:family="text">
      <style:text-properties officeooo:rsid="003a069b"/>
    </style:style>
    <style:style style:name="T42" style:family="text">
      <style:text-properties officeooo:rsid="003d0cf8"/>
    </style:style>
    <style:style style:name="T43" style:family="text">
      <style:text-properties officeooo:rsid="003e8126"/>
    </style:style>
    <style:style style:name="T44" style:family="text">
      <style:text-properties officeooo:rsid="003ee068"/>
    </style:style>
    <style:style style:name="T45" style:family="text">
      <style:text-properties officeooo:rsid="0041f447"/>
    </style:style>
    <style:style style:name="T46" style:family="text">
      <style:text-properties officeooo:rsid="0042a3a5"/>
    </style:style>
    <style:style style:name="T47" style:family="text">
      <style:text-properties officeooo:rsid="004478a3"/>
    </style:style>
    <style:style style:name="T48" style:family="text">
      <style:text-properties officeooo:rsid="0046454f"/>
    </style:style>
    <style:style style:name="T49" style:family="text">
      <style:text-properties officeooo:rsid="0046c08b"/>
    </style:style>
    <style:style style:name="T50" style:family="text">
      <style:text-properties officeooo:rsid="00487b16"/>
    </style:style>
    <style:style style:name="T51" style:family="text">
      <style:text-properties officeooo:rsid="0048c7c4"/>
    </style:style>
    <style:style style:name="T52" style:family="text">
      <style:text-properties officeooo:rsid="004a735d"/>
    </style:style>
    <style:style style:name="T53" style:family="text">
      <style:text-properties officeooo:rsid="004b0abc"/>
    </style:style>
    <style:style style:name="T54" style:family="text">
      <style:text-properties officeooo:rsid="004ce8da"/>
    </style:style>
    <style:style style:name="T55" style:family="text">
      <style:text-properties officeooo:rsid="004e7191"/>
    </style:style>
    <style:style style:name="T56" style:family="text">
      <style:text-properties officeooo:rsid="004e960a"/>
    </style:style>
    <style:style style:name="T57" style:family="text">
      <style:text-properties officeooo:rsid="004ef3df"/>
    </style:style>
    <style:style style:name="T58" style:family="text">
      <style:text-properties officeooo:rsid="0050b8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cripción del A</text:span><text:span text:style-name="T2">PI</text:span><text:span text:style-name="T1"> Web Service de Banta.</text:span></text:p>
      <text:p text:style-name="P1"/>
      <text:p text:style-name="P6"><text:span text:style-name="T2">El API de Banta es del tipo Representational State Transfer (REST)</text:span></text:p>
      <text:p text:style-name="P6"><text:a xlink:type="simple" xlink:href="https://en.wikipedia.org/wiki/Web_service"><text:span text:style-name="T7">https://en.wikipedia.org/wiki/Web_service</text:span></text:a></text:p>
      <text:p text:style-name="P6"><text:a xlink:type="simple" xlink:href="https://en.wikipedia.org/wiki/Representational_state_transfer"><text:span text:style-name="T2">https://en.wikipedia.org/wiki/Representational_state_transfer</text:span></text:a></text:p>
      <text:p text:style-name="P2"><text:span text:style-name="T2"/></text:p>
      <text:p text:style-name="P2"><text:span text:style-name="T2">Como tal utiliza los métodos HTTP/1.1 estándard (GET, POST, DELETE) para realizar las operaciones necesarias.</text:span></text:p>
      <text:p text:style-name="P2"><text:span text:style-name="T2">Los recursos son definidos mediante URIs.</text:span></text:p>
      <text:p text:style-name="P2"><text:span text:style-name="T2">El mismo no requiere de una definición XML, SOAP o WSDL.</text:span></text:p>
      <text:p text:style-name="P2"><text:span text:style-name="T2">Los datos se transmiten codificados en JSON.</text:span></text:p>
      <text:p text:style-name="P2"><text:span text:style-name="T2">Se utiliza la autenticación basada en el estandard http.</text:span></text:p>
      <text:p text:style-name="P8"><text:span text:style-name="T18">Los datos son transferidos utilizando UTF-8 y se espera </text:span><text:span text:style-name="T20">la misma codificación</text:span><text:span text:style-name="T18"> para </text:span><text:span text:style-name="T21">los </text:span><text:span text:style-name="T19">datos recibidos.</text:span></text:p>
      <text:p text:style-name="P3"><text:span text:style-name="T3">El servicio queda expuesto en el puerto 8080 para aumentar la seguridad contra ataques.</text:span></text:p>
      <text:p text:style-name="P3"><text:span text:style-name="T3"/></text:p>
      <text:p text:style-name="P7"><text:span text:style-name="T7">Es compatible con los consumidores más estándares. Pej, ExtJS </text:span><text:a xlink:type="simple" xlink:href="http://www.sencha.com/products/extjs"><text:span text:style-name="T8">http://www.sencha.com/products/extjs</text:span></text:a><text:span text:style-name="T8"> </text:span></text:p>
      <text:p text:style-name="P3"><text:span text:style-name="T3"/></text:p>
      <text:p text:style-name="P4"><text:span text:style-name="T5">*** </text:span><text:span text:style-name="T4">Servicios</text:span></text:p>
      <text:p text:style-name="P4"><text:span text:style-name="T4"/></text:p>
      <text:p text:style-name="P5"><text:span text:style-name="T5">** Productos</text:span></text:p>
      <text:p text:style-name="P5"><text:span text:style-name="T5"/></text:p>
      <text:p text:style-name="P5"><text:span text:style-name="T5">Path base:</text:span></text:p>
      <text:p text:style-name="P5"><text:a xlink:type="simple" xlink:href="http://servidor/prods"><text:span text:style-name="T5">http://servidor/prods</text:span></text:a></text:p>
      <text:p text:style-name="P5"><text:span text:style-name="T5"/></text:p>
      <text:p text:style-name="P5"><text:span text:style-name="T5"/></text:p>
      <text:p text:style-name="P5"><text:span text:style-name="T5">* Listado</text:span></text:p>
      <text:p text:style-name="P5"><text:span text:style-name="T5">Descripción:</text:span></text:p>
      <text:p text:style-name="P5"><text:span text:style-name="T5">Devuelve el listado de los productos en el servidor. </text:span></text:p>
      <text:p text:style-name="P5"><text:span text:style-name="T5">Permite paginado (carga diferida), filtrado por nombre, ordenado por diferentes campos, ambas direcciones de ordenamiento. </text:span></text:p>
      <text:p text:style-name="P5"><text:span text:style-name="T5"/></text:p>
      <text:p text:style-name="P5"><text:span text:style-name="T5">URL de petición: </text:span><text:a xlink:type="simple" xlink:href="http://servidor/prods"><text:span text:style-name="T5">http://servidor/prods</text:span></text:a></text:p>
      <text:p text:style-name="P5"><text:span text:style-name="T5">Tipo: GET</text:span></text:p>
      <text:p text:style-name="P5"><text:span text:style-name="T5">Requiere autenticación: No</text:span></text:p>
      <text:p text:style-name="P5"><text:span text:style-name="T5">Parámetros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36"><text:span text:style-name="T5">Parámetro</text:span></text:p>
            </table:table-cell>
            <table:table-cell table:style-name="Tabla1.A1" office:value-type="string">
              <text:p text:style-name="P37"><text:span text:style-name="T7">Tipo</text:span></text:p>
            </table:table-cell>
            <table:table-cell table:style-name="Tabla1.A1" office:value-type="string">
              <text:p text:style-name="P37"><text:span text:style-name="T7">Por Defecto</text:span></text:p>
            </table:table-cell>
            <table:table-cell table:style-name="Tabla1.D1" office:value-type="string">
              <text:p text:style-name="P36"><text:span text:style-name="T5">Descripción</text:span></text:p>
            </table:table-cell>
          </table:table-row>
        </table:table-header-rows>
        <table:table-row>
          <table:table-cell table:style-name="Tabla1.A2" office:value-type="string">
            <text:p text:style-name="P41"><text:span text:style-name="T6">start</text:span></text:p>
          </table:table-cell>
          <table:table-cell table:style-name="Tabla1.A2" office:value-type="string">
            <text:p text:style-name="P41"><text:span text:style-name="T6">Integer</text:span></text:p>
          </table:table-cell>
          <table:table-cell table:style-name="Tabla1.A2" office:value-type="string">
            <text:p text:style-name="P43"><text:span text:style-name="T7">0</text:span></text:p>
          </table:table-cell>
          <table:table-cell table:style-name="Tabla1.D2" office:value-type="string">
            <text:p text:style-name="P41"><text:span text:style-name="T6">Posición desde la que se comienza a devolver resultados. Dependiente del orden y filtrado. Permite la carga diferida.</text:span></text:p>
          </table:table-cell>
        </table:table-row>
        <table:table-row>
          <table:table-cell table:style-name="Tabla1.A2" office:value-type="string">
            <text:p text:style-name="P42"><text:span text:style-name="T7">limit</text:span></text:p>
          </table:table-cell>
          <table:table-cell table:style-name="Tabla1.A2" office:value-type="string">
            <text:p text:style-name="P42"><text:span text:style-name="T7">Integer</text:span></text:p>
          </table:table-cell>
          <table:table-cell table:style-name="Tabla1.A2" office:value-type="string">
            <text:p text:style-name="P44"><text:span text:style-name="T9">100</text:span></text:p>
          </table:table-cell>
          <table:table-cell table:style-name="Tabla1.D2" office:value-type="string">
            <text:p text:style-name="P54"><text:span text:style-name="T9">Cantidad de resultados máximos a devolver por cada petición.</text:span></text:p>
            <text:p text:style-name="P54"><text:span text:style-name="T9">Este valor puede ser inferior en caso de haber menos resultados</text:span></text:p>
          </table:table-cell>
        </table:table-row>
        <table:table-row>
          <table:table-cell table:style-name="Tabla1.A2" office:value-type="string">
            <text:p text:style-name="P54"><text:span text:style-name="T9">search_name</text:span></text:p>
          </table:table-cell>
          <table:table-cell table:style-name="Tabla1.A2" office:value-type="string">
            <text:p text:style-name="P54"><text:span text:style-name="T10">S</text:span><text:span text:style-name="T9">tring</text:span></text:p>
          </table:table-cell>
          <table:table-cell table:style-name="Tabla1.A2" office:value-type="string">
            <text:p text:style-name="P45"><text:span text:style-name="T10">Vac</text:span><text:span text:style-name="T11">í</text:span><text:span text:style-name="T10">o</text:span></text:p>
          </table:table-cell>
          <table:table-cell table:style-name="Tabla1.D2" office:value-type="string">
            <text:p text:style-name="P55"><text:span text:style-name="T12">Texto a buscar.</text:span></text:p>
            <text:p text:style-name="P55"><text:span text:style-name="T12">Permite filtrar los resultados que contengan solamente dicho texto en su nombre. </text:span><text:span text:style-name="T13">Este parámetro es combinable con los parámetros de ordenamiento </text:span><text:span text:style-name="T14">y paginación.</text:span></text:p>
          </table:table-cell>
        </table:table-row>
        <table:table-row>
          <table:table-cell table:style-name="Tabla1.A2" office:value-type="string">
            <text:p text:style-name="P56"><text:span text:style-name="T15">order_by</text:span></text:p>
          </table:table-cell>
          <table:table-cell table:style-name="Tabla1.A2" office:value-type="string">
            <text:p text:style-name="P56"><text:span text:style-name="T15">String</text:span></text:p>
          </table:table-cell>
          <table:table-cell table:style-name="Tabla1.A2" office:value-type="string">
            <text:p text:style-name="P46"><text:span text:style-name="T15">Vacío</text:span></text:p>
          </table:table-cell>
          <table:table-cell table:style-name="Tabla1.D2" office:value-type="string">
            <text:p text:style-name="P56"><text:span text:style-name="T15">Indica por cual columna ordenar la lista. </text:span></text:p>
            <text:p text:style-name="P56"><text:span text:style-name="T15">Los valores posibles son:</text:span></text:p>
            <text:list xml:id="list42307440" text:style-name="L2">
              <text:list-item>
                <text:p text:style-name="P57"><text:span text:style-name="T15">'stock': Stock disponible</text:span></text:p>
              </text:list-item>
              <text:list-item>
                <text:p text:style-name="P57"><text:soft-page-break/><text:span text:style-name="T15">'name': Nombre del producto</text:span></text:p>
              </text:list-item>
              <text:list-item>
                <text:p text:style-name="P57"><text:span text:style-name="T15">'price': Precio del producto</text:span></text:p>
              </text:list-item>
              <text:list-item>
                <text:p text:style-name="P57"><text:span text:style-name="T15">'code': Código del producto</text:span></text:p>
              </text:list-item>
            </text:list>
            <text:p text:style-name="P56"><text:span text:style-name="T15">En caso de que este campo no esté especificado se devuelven los datos según el orden interno.</text:span></text:p>
            <text:p text:style-name="P56"><text:span text:style-name="T15">Notar que cambiar la columna por la que se ordenan los datos, invalida la paginación actual. Y por lo mismo la lista debe recargarse.</text:span></text:p>
          </table:table-cell>
        </table:table-row>
        <table:table-row>
          <table:table-cell table:style-name="Tabla1.A2" office:value-type="string">
            <text:p text:style-name="P56"><text:span text:style-name="T15">order_asc</text:span></text:p>
          </table:table-cell>
          <table:table-cell table:style-name="Tabla1.A2" office:value-type="string">
            <text:p text:style-name="P56"><text:span text:style-name="T15">String</text:span></text:p>
          </table:table-cell>
          <table:table-cell table:style-name="Tabla1.A2" office:value-type="string">
            <text:p text:style-name="P46"><text:span text:style-name="T15">'1'</text:span></text:p>
          </table:table-cell>
          <table:table-cell table:style-name="Tabla1.D2" office:value-type="string">
            <text:p text:style-name="P56"><text:span text:style-name="T15">Indica si el orden </text:span><text:span text:style-name="T16">es ascendente. </text:span><text:span text:style-name="T17">Los valores posibles son:</text:span></text:p>
            <text:list xml:id="list42316084" text:style-name="L3">
              <text:list-item>
                <text:p text:style-name="P58"><text:span text:style-name="T17">'1': Se devolverá la lista ordenada de forma ascendente.</text:span></text:p>
              </text:list-item>
              <text:list-item>
                <text:p text:style-name="P59"><text:span text:style-name="T17">'0': Se devolverá la lista ordenada de forma descendente.</text:span></text:p>
              </text:list-item>
            </text:list>
            <text:p text:style-name="P60"><text:span text:style-name="T17">Notar que cambiar este valor requiere recargar la lista, dado que la paginación queda invalidada.</text:span></text:p>
            <text:p text:style-name="P60"><text:span text:style-name="T17">Si el parámetro 'order_by' no es especificado, este campo no tiene efecto.</text:span></text:p>
          </table:table-cell>
        </table:table-row>
        <table:table-row>
          <table:table-cell table:style-name="Tabla1.A2" office:value-type="string">
            <text:p text:style-name="P71"><text:span text:style-name="T32">search_code</text:span></text:p>
          </table:table-cell>
          <table:table-cell table:style-name="Tabla1.A2" office:value-type="string">
            <text:p text:style-name="P71"><text:span text:style-name="T32">String</text:span></text:p>
          </table:table-cell>
          <table:table-cell table:style-name="Tabla1.A2" office:value-type="string">
            <text:p text:style-name="P47"><text:span text:style-name="T32">Vacío</text:span></text:p>
          </table:table-cell>
          <table:table-cell table:style-name="Tabla1.D2" office:value-type="string">
            <text:p text:style-name="P71"><text:span text:style-name="T32">Este campo permite buscar un código por su código completo.</text:span></text:p>
            <text:p text:style-name="P71"><text:span text:style-name="T32">De encontrar el producto devolverá sólo un elemento. Los campos de ordenamiento y paginación no hacen efecto.</text:span></text:p>
          </table:table-cell>
        </table:table-row>
      </table:table>
      <text:p text:style-name="P5"><text:span text:style-name="T5"/></text:p>
      <text:p text:style-name="P5"><text:span text:style-name="T5"/></text:p>
      <text:p text:style-name="P9"><text:span text:style-name="T22">Ejemplos:</text:span></text:p>
      <text:p text:style-name="P9"><text:span text:style-name="T22">Primeros </text:span><text:span text:style-name="T23">5</text:span><text:span text:style-name="T22"> elementos que contengan la palabra “plato”, ordenados por stock de manera creciente.</text:span></text:p>
      <text:p text:style-name="P9"><text:span text:style-name="T22"/></text:p>
      <text:p text:style-name="P9"><text:span text:style-name="T22">GET http://localhost:8080/prods?start=0&amp;limit=</text:span><text:span text:style-name="T23">5</text:span><text:span text:style-name="T22">&amp;search_name=plato&amp;order_by=stock&amp;order_asc=1</text:span></text:p>
      <text:p text:style-name="P9"><text:span text:style-name="T22"/></text:p>
      <text:p text:style-name="P9"><text:span text:style-name="T22"/></text:p>
      <text:p text:style-name="P10"><text:span text:style-name="T23">Respuesta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1"><text:span text:style-name="T25">Campo</text:span></text:p>
          </table:table-cell>
          <table:table-cell table:style-name="Tabla2.A1" office:value-type="string">
            <text:p text:style-name="P61"><text:span text:style-name="T25">Tipo</text:span></text:p>
          </table:table-cell>
          <table:table-cell table:style-name="Tabla2.C1" office:value-type="string">
            <text:p text:style-name="P61"><text:span text:style-name="T25">Descripción</text:span></text:p>
          </table:table-cell>
        </table:table-row>
        <table:table-row>
          <table:table-cell table:style-name="Tabla2.A2" office:value-type="string">
            <text:p text:style-name="P61"><text:span text:style-name="T25">count</text:span></text:p>
          </table:table-cell>
          <table:table-cell table:style-name="Tabla2.A2" office:value-type="string">
            <text:p text:style-name="P61"><text:span text:style-name="T25">Integer</text:span></text:p>
          </table:table-cell>
          <table:table-cell table:style-name="Tabla2.C2" office:value-type="string">
            <text:p text:style-name="P61"><text:span text:style-name="T25">Cantidad de elementos devueltos</text:span></text:p>
          </table:table-cell>
        </table:table-row>
        <table:table-row>
          <table:table-cell table:style-name="Tabla2.A2" office:value-type="string">
            <text:p text:style-name="P61"><text:span text:style-name="T25">total</text:span></text:p>
          </table:table-cell>
          <table:table-cell table:style-name="Tabla2.A2" office:value-type="string">
            <text:p text:style-name="P61"><text:span text:style-name="T25">Integer</text:span></text:p>
          </table:table-cell>
          <table:table-cell table:style-name="Tabla2.C2" office:value-type="string">
            <text:p text:style-name="P61"><text:span text:style-name="T25">Cantidad de elementos disponibles para el filtro actual.</text:span></text:p>
          </table:table-cell>
        </table:table-row>
        <table:table-row>
          <table:table-cell table:style-name="Tabla2.A2" office:value-type="string">
            <text:p text:style-name="P62"><text:span text:style-name="T26">success</text:span></text:p>
          </table:table-cell>
          <table:table-cell table:style-name="Tabla2.A2" office:value-type="string">
            <text:p text:style-name="P62"><text:span text:style-name="T26">Boolean</text:span></text:p>
          </table:table-cell>
          <table:table-cell table:style-name="Tabla2.C2" office:value-type="string">
            <text:p text:style-name="P62"><text:span text:style-name="T26">Indica si la operación fue exitosa u ocurrió un error durante el procesamiento.</text:span></text:p>
            <text:p text:style-name="P62"><text:span text:style-name="T26">Valores posibles:</text:span></text:p>
            <text:list xml:id="list42501488" text:style-name="L4">
              <text:list-item>
                <text:p text:style-name="P63"><text:span text:style-name="T26">true: éxito</text:span></text:p>
              </text:list-item>
              <text:list-item>
                <text:p text:style-name="P63"><text:span text:style-name="T26">false: fallo</text:span></text:p>
              </text:list-item>
            </text:list>
          </table:table-cell>
        </table:table-row>
        <table:table-row>
          <table:table-cell table:style-name="Tabla2.A2" office:value-type="string">
            <text:p text:style-name="P67"><text:span text:style-name="T27">error</text:span></text:p>
          </table:table-cell>
          <table:table-cell table:style-name="Tabla2.A2" office:value-type="string">
            <text:p text:style-name="P67"><text:span text:style-name="T27">String</text:span></text:p>
          </table:table-cell>
          <table:table-cell table:style-name="Tabla2.C2" office:value-type="string">
            <text:p text:style-name="P67"><text:span text:style-name="T27">Detalle del error ocurrido. En caso de éxito, el campo está vacío.</text:span></text:p>
          </table:table-cell>
        </table:table-row>
        <table:table-row>
          <table:table-cell table:style-name="Tabla2.A2" office:value-type="string">
            <text:p text:style-name="P68"><text:span text:style-name="T28">data</text:span></text:p>
          </table:table-cell>
          <table:table-cell table:style-name="Tabla2.A2" office:value-type="string">
            <text:p text:style-name="P68"><text:span text:style-name="T28">Vector</text:span></text:p>
          </table:table-cell>
          <table:table-cell table:style-name="Tabla2.C2" office:value-type="string">
            <text:p text:style-name="P68"><text:span text:style-name="T28">Lista de los datos de resultado*1</text:span></text:p>
          </table:table-cell>
        </table:table-row>
        <table:table-row>
          <table:table-cell table:style-name="Tabla2.A2" office:value-type="string">
            <text:p text:style-name="P68"><text:span text:style-name="T28">Resultado*</text:span><text:span text:style-name="T29">1</text:span></text:p>
          </table:table-cell>
          <table:table-cell table:style-name="Tabla2.A2" office:value-type="string">
            <text:p text:style-name="P69"><text:span text:style-name="T29">Diccionario</text:span></text:p>
          </table:table-cell>
          <table:table-cell table:style-name="Tabla2.C2" office:value-type="string">
            <text:p text:style-name="P69"><text:span text:style-name="T29">Representa un producto. Contiene los siguientes campos.</text:span></text:p>
            <text:list xml:id="list42526554" text:style-name="L5">
              <text:list-item>
                <text:p text:style-name="P70"><text:span text:style-name="T29">price: Flotante. Precio del producto.</text:span></text:p>
              </text:list-item>
              <text:list-item>
                <text:p text:style-name="P70"><text:span text:style-name="T29">code: String. Código del producto.</text:span></text:p>
              </text:list-item>
              <text:list-item>
                <text:p text:style-name="P70"><text:span text:style-name="T29">Name: String. Nombre del producto.</text:span></text:p>
              </text:list-item>
              <text:list-item>
                <text:p text:style-name="P70"><text:span text:style-name="T29">stock: Flotante. Stock disponible del producto.</text:span></text:p>
              </text:list-item>
            </text:list>
          </table:table-cell>
        </table:table-row>
      </table:table>
      <text:p text:style-name="P10"><text:span text:style-name="T23"/></text:p>
      <text:p text:style-name="P10"><text:span text:style-name="T23"/></text:p>
      <text:p text:style-name="P31"><text:span text:style-name="T23">Ejemplo:</text:span></text:p>
      <text:p text:style-name="P10"><text:span text:style-name="T23">{</text:span></text:p>
      <text:p text:style-name="P10"><text:span text:style-name="T23"><text:tab/>count: 5,</text:span></text:p>
      <text:p text:style-name="P10"><text:span text:style-name="T23"><text:tab/>total: 32,</text:span></text:p>
      <text:p text:style-name="P10"><text:span text:style-name="T23"><text:tab/>data: [</text:span></text:p>
      <text:p text:style-name="P10"><text:span text:style-name="T23"><text:tab/><text:tab/>{</text:span></text:p>
      <text:p text:style-name="P10"><text:span text:style-name="T23"><text:tab/><text:tab/><text:tab/>price: 476,</text:span></text:p>
      <text:p text:style-name="P10"><text:span text:style-name="T23"><text:tab/><text:tab/><text:tab/>code: "0273",</text:span></text:p>
      <text:p text:style-name="P10"><text:span text:style-name="T23"><text:tab/><text:tab/><text:tab/>name: "SECAPLATOS DOBLE AC INOX. 44X23X30 COD:SJ-295",</text:span></text:p>
      <text:p text:style-name="P10"><text:span text:style-name="T23"><text:tab/><text:tab/><text:tab/>stock: 0</text:span></text:p>
      <text:p text:style-name="P10"><text:span text:style-name="T23"><text:tab/><text:tab/>},</text:span></text:p>
      <text:p text:style-name="P10"><text:span text:style-name="T23"><text:tab/><text:tab/>{</text:span></text:p>
      <text:p text:style-name="P10"><text:span text:style-name="T23"><text:tab/><text:tab/><text:tab/>price: 180,</text:span></text:p>
      <text:p text:style-name="P10"><text:span text:style-name="T23"><text:tab/><text:tab/><text:tab/>code: "0275",</text:span></text:p>
      <text:p text:style-name="P10"><text:span text:style-name="T23"><text:tab/><text:tab/><text:tab/>name: "SECAPLATOS RACK CROMADO &amp; PVC BANDEJA Y CUBIERTERO 41X29X12",</text:span></text:p>
      <text:p text:style-name="P10"><text:span text:style-name="T23"><text:tab/><text:tab/><text:tab/>stock: 0</text:span></text:p>
      <text:p text:style-name="P10"><text:span text:style-name="T23"><text:tab/><text:tab/>},</text:span></text:p>
      <text:p text:style-name="P10"><text:span text:style-name="T23"><text:tab/><text:tab/>{</text:span></text:p>
      <text:p text:style-name="P10"><text:span text:style-name="T23"><text:tab/><text:tab/><text:tab/>price: 10,</text:span></text:p>
      <text:p text:style-name="P10"><text:span text:style-name="T23"><text:tab/><text:tab/><text:tab/>code: "0813",</text:span></text:p>
      <text:p text:style-name="P10"><text:span text:style-name="T23"><text:tab/><text:tab/><text:tab/>name: "PLATO TILCARA PLAYO FLINT",</text:span></text:p>
      <text:p text:style-name="P10"><text:span text:style-name="T23"><text:tab/><text:tab/><text:tab/>stock: 0</text:span></text:p>
      <text:p text:style-name="P10"><text:span text:style-name="T23"><text:tab/><text:tab/>},</text:span></text:p>
      <text:p text:style-name="P10"><text:span text:style-name="T23"><text:tab/><text:tab/>{</text:span></text:p>
      <text:p text:style-name="P10"><text:span text:style-name="T23"><text:tab/><text:tab/><text:tab/>price: 190,</text:span></text:p>
      <text:p text:style-name="P10"><text:span text:style-name="T23"><text:tab/><text:tab/><text:tab/>code: "0274",</text:span></text:p>
      <text:p text:style-name="P10"><text:span text:style-name="T23"><text:tab/><text:tab/><text:tab/>name: "SECAPLATOS RACK CROMADO &amp; PVC BANDEJA Y CUBIERTERO 46X30X12.8 COD:SJ-365",</text:span></text:p>
      <text:p text:style-name="P10"><text:span text:style-name="T23"><text:tab/><text:tab/><text:tab/>stock: 1</text:span></text:p>
      <text:p text:style-name="P10"><text:span text:style-name="T23"><text:tab/><text:tab/>},</text:span></text:p>
      <text:p text:style-name="P10"><text:span text:style-name="T23"><text:tab/><text:tab/>{</text:span></text:p>
      <text:p text:style-name="P10"><text:span text:style-name="T23"><text:tab/><text:tab/><text:tab/>price: 80.75,</text:span></text:p>
      <text:p text:style-name="P10"><text:span text:style-name="T23"><text:tab/><text:tab/><text:tab/>code: "0362",</text:span></text:p>
      <text:p text:style-name="P10"><text:span text:style-name="T23"><text:tab/><text:tab/><text:tab/>name: "PLATO SITIO Nº30",</text:span></text:p>
      <text:p text:style-name="P10"><text:span text:style-name="T23"><text:tab/><text:tab/><text:tab/>stock: 1</text:span></text:p>
      <text:p text:style-name="P10"><text:span text:style-name="T23"><text:tab/><text:tab/>}</text:span></text:p>
      <text:p text:style-name="P10"><text:span text:style-name="T23"><text:tab/>],</text:span></text:p>
      <text:p text:style-name="P10"><text:span text:style-name="T23"><text:tab/>success: true,</text:span></text:p>
      <text:p text:style-name="P10"><text:span text:style-name="T23"><text:tab/></text:span><text:span text:style-name="T24">error: “”</text:span></text:p>
      <text:p text:style-name="P10"><text:span text:style-name="T23">}</text:span></text:p>
      <text:p text:style-name="P10"><text:span text:style-name="T23"/></text:p>
      <text:p text:style-name="P11"><text:span text:style-name="T30">(puedes darle formato aca </text:span></text:p>
      <text:p text:style-name="P11"><text:a xlink:type="simple" xlink:href="http://www.tohtml.com/jScript/"><text:span text:style-name="T30">http://www.tohtml.com/jScript/</text:span></text:a></text:p>
      <text:p text:style-name="P11"><text:span text:style-name="T30">o aca</text:span></text:p>
      <text:p text:style-name="P11"><text:a xlink:type="simple" xlink:href="http://quickhighlighter.com/"><text:span text:style-name="T30">http://quickhighlighter.com/</text:span></text:a></text:p>
      <text:p text:style-name="P11"><text:span text:style-name="T30">)</text:span></text:p>
      <text:p text:style-name="P11"><text:span text:style-name="T30"/></text:p>
      <text:p text:style-name="P12"><text:span text:style-name="T31"/></text:p>
      <text:p text:style-name="P33"><text:span text:style-name="T31">* Modificación de un producto</text:span></text:p>
      <text:p text:style-name="P13"><text:span text:style-name="T33">Descripción: Permite modificar un producto.</text:span></text:p>
      <text:p text:style-name="P14"><text:span text:style-name="T5">URL de petición: </text:span><text:a xlink:type="simple" xlink:href="http://servidor/prods"><text:span text:style-name="T5">http://servidor/prods</text:span></text:a></text:p>
      <text:p text:style-name="P14"><text:span text:style-name="T5">Tipo: </text:span><text:span text:style-name="T34">POST</text:span></text:p>
      <text:p text:style-name="P14"><text:span text:style-name="T5">Requiere autenticación: </text:span><text:span text:style-name="T34">Sí</text:span></text:p>
      <text:p text:style-name="P14"><text:span text:style-name="T5">Parámetros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P38"><text:span text:style-name="T5">Parámetro</text:span></text:p>
            </table:table-cell>
            <table:table-cell table:style-name="Tabla3.A1" office:value-type="string">
              <text:p text:style-name="P38"><text:span text:style-name="T7">Tipo</text:span></text:p>
            </table:table-cell>
            <table:table-cell table:style-name="Tabla3.A1" office:value-type="string">
              <text:p text:style-name="P38"><text:span text:style-name="T7">Por Defecto</text:span></text:p>
            </table:table-cell>
            <table:table-cell table:style-name="Tabla3.D1" office:value-type="string">
              <text:p text:style-name="P38"><text:span text:style-name="T5">Descripción</text:span></text:p>
            </table:table-cell>
          </table:table-row>
        </table:table-header-rows>
        <table:table-row>
          <table:table-cell table:style-name="Tabla3.A2" office:value-type="string">
            <text:p text:style-name="P72"><text:span text:style-name="T34">code</text:span></text:p>
          </table:table-cell>
          <table:table-cell table:style-name="Tabla3.A2" office:value-type="string">
            <text:p text:style-name="P72"><text:span text:style-name="T34">String</text:span></text:p>
          </table:table-cell>
          <table:table-cell table:style-name="Tabla3.A2" office:value-type="string">
            <text:p text:style-name="P48"><text:span text:style-name="T34">Obligatorio</text:span></text:p>
          </table:table-cell>
          <table:table-cell table:style-name="Tabla3.D2" office:value-type="string">
            <text:p text:style-name="P73"><text:span text:style-name="T35">El código del producto. No puede estar vacío.</text:span></text:p>
          </table:table-cell>
        </table:table-row>
        <table:table-row>
          <table:table-cell table:style-name="Tabla3.A2" office:value-type="string">
            <text:p text:style-name="P73"><text:span text:style-name="T35">old_code</text:span></text:p>
          </table:table-cell>
          <table:table-cell table:style-name="Tabla3.A2" office:value-type="string">
            <text:p text:style-name="P73"><text:span text:style-name="T35">String</text:span></text:p>
          </table:table-cell>
          <table:table-cell table:style-name="Tabla3.A2" office:value-type="string">
            <text:p text:style-name="P49"><text:span text:style-name="T35">Vacío</text:span></text:p>
          </table:table-cell>
          <table:table-cell table:style-name="Tabla3.D2" office:value-type="string">
            <text:p text:style-name="P73"><text:span text:style-name="T35">Indica el código anterior. </text:span></text:p>
            <text:p text:style-name="P73"><text:span text:style-name="T35">Si está vacío indica la inserción de un nuevo producto.</text:span></text:p>
            <text:p text:style-name="P73"><text:span text:style-name="T35">En caso de ser diferente al código, indica un cambio de código. Si el nuevo código ya existe en la base de datos, la operación terminará en error.</text:span></text:p>
          </table:table-cell>
        </table:table-row>
        <table:table-row>
          <table:table-cell table:style-name="Tabla3.A2" office:value-type="string">
            <text:p text:style-name="P74"><text:span text:style-name="T37">n</text:span><text:span text:style-name="T36">ame</text:span></text:p>
          </table:table-cell>
          <table:table-cell table:style-name="Tabla3.A2" office:value-type="string">
            <text:p text:style-name="P72"><text:span text:style-name="T10">S</text:span><text:span text:style-name="T9">tring</text:span></text:p>
          </table:table-cell>
          <table:table-cell table:style-name="Tabla3.A2" office:value-type="string">
            <text:p text:style-name="P50"><text:span text:style-name="T36">Obligatorio</text:span></text:p>
          </table:table-cell>
          <table:table-cell table:style-name="Tabla3.D2" office:value-type="string">
            <text:p text:style-name="P74"><text:span text:style-name="T36">Nombre del producto. No puede estar vacío.</text:span></text:p>
          </table:table-cell>
        </table:table-row>
        <table:table-row>
          <table:table-cell table:style-name="Tabla3.A2" office:value-type="string">
            <text:p text:style-name="P75"><text:span text:style-name="T37">price</text:span></text:p>
          </table:table-cell>
          <table:table-cell table:style-name="Tabla3.A2" office:value-type="string">
            <text:p text:style-name="P75"><text:span text:style-name="T37">Float</text:span></text:p>
          </table:table-cell>
          <table:table-cell table:style-name="Tabla3.A2" office:value-type="string">
            <text:p text:style-name="P51"><text:span text:style-name="T37">0.0</text:span></text:p>
          </table:table-cell>
          <table:table-cell table:style-name="Tabla3.D2" office:value-type="string">
            <text:p text:style-name="P75"><text:span text:style-name="T37">Precio del producto.</text:span></text:p>
          </table:table-cell>
        </table:table-row>
        <table:table-row>
          <table:table-cell table:style-name="Tabla3.A2" office:value-type="string">
            <text:p text:style-name="P75"><text:span text:style-name="T37">stock</text:span></text:p>
          </table:table-cell>
          <table:table-cell table:style-name="Tabla3.A2" office:value-type="string">
            <text:p text:style-name="P75"><text:span text:style-name="T37">Float</text:span></text:p>
          </table:table-cell>
          <table:table-cell table:style-name="Tabla3.A2" office:value-type="string">
            <text:p text:style-name="P51"><text:span text:style-name="T37">0.0</text:span></text:p>
          </table:table-cell>
          <table:table-cell table:style-name="Tabla3.D2" office:value-type="string">
            <text:p text:style-name="P75"><text:span text:style-name="T37">Stock del producto. En caso de haber sido modificado, </text:span><text:span text:style-name="T38">B</text:span><text:span text:style-name="T37">anta registrará dicha modificación.</text:span></text:p>
          </table:table-cell>
        </table:table-row>
      </table:table>
      <text:p text:style-name="P14"><text:span text:style-name="T5"/></text:p>
      <text:p text:style-name="P15"><text:span text:style-name="T38">Ejemplo</text:span><text:span text:style-name="T22">:</text:span></text:p>
      <text:p text:style-name="P25"><text:span text:style-name="T52">Modificar el producto con código 0001.</text:span></text:p>
      <text:p text:style-name="P15"><text:span text:style-name="T38">POST</text:span><text:span text:style-name="T22"> </text:span><text:a xlink:type="simple" xlink:href="http://localhost:8080/prods"><text:span text:style-name="T22">http://localhost:8080/prods</text:span></text:a></text:p>
      <text:p text:style-name="P15"><text:span text:style-name="T38">Parámetros:</text:span></text:p>
      <text:p text:style-name="P15"><text:span text:style-name="T38">code: “0001”</text:span></text:p>
      <text:p text:style-name="P15"><text:span text:style-name="T38">old_code: “0001”</text:span></text:p>
      <text:p text:style-name="P15"><text:span text:style-name="T38">name: "BIFERA DOBLE C/ANTIAD GAST GUADIX"</text:span></text:p>
      <text:p text:style-name="P15"><text:span text:style-name="T38">price: 213.75, </text:span></text:p>
      <text:p text:style-name="P15"><text:span text:style-name="T38">stock: 10.0</text:span></text:p>
      <text:p text:style-name="P12"><text:span text:style-name="T31"/></text:p>
      <text:p text:style-name="P16"><text:span text:style-name="T23">Respuesta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77"><text:span text:style-name="T25">Campo</text:span></text:p>
          </table:table-cell>
          <table:table-cell table:style-name="Tabla4.A1" office:value-type="string">
            <text:p text:style-name="P77"><text:span text:style-name="T25">Tipo</text:span></text:p>
          </table:table-cell>
          <table:table-cell table:style-name="Tabla4.C1" office:value-type="string">
            <text:p text:style-name="P77"><text:span text:style-name="T25">Descripción</text:span></text:p>
          </table:table-cell>
        </table:table-row>
        <table:table-row>
          <table:table-cell table:style-name="Tabla4.A2" office:value-type="string">
            <text:p text:style-name="P77"><text:span text:style-name="T26">success</text:span></text:p>
          </table:table-cell>
          <table:table-cell table:style-name="Tabla4.A2" office:value-type="string">
            <text:p text:style-name="P77"><text:span text:style-name="T26">Boolean</text:span></text:p>
          </table:table-cell>
          <table:table-cell table:style-name="Tabla4.C2" office:value-type="string">
            <text:p text:style-name="P77"><text:span text:style-name="T26">Indica si la operación fue exitosa u ocurrió un error durante el procesamiento.</text:span></text:p>
            <text:p text:style-name="P77"><text:span text:style-name="T26">Valores posibles:</text:span></text:p>
            <text:list xml:id="list43711895" text:continue-list="list42501488" text:style-name="L4">
              <text:list-item>
                <text:p text:style-name="P64"><text:span text:style-name="T26">true: éxito</text:span></text:p>
              </text:list-item>
              <text:list-item>
                <text:p text:style-name="P64"><text:span text:style-name="T26">false: fallo</text:span></text:p>
              </text:list-item>
            </text:list>
          </table:table-cell>
        </table:table-row>
        <table:table-row>
          <table:table-cell table:style-name="Tabla4.A2" office:value-type="string">
            <text:p text:style-name="P77"><text:span text:style-name="T27">error</text:span></text:p>
          </table:table-cell>
          <table:table-cell table:style-name="Tabla4.A2" office:value-type="string">
            <text:p text:style-name="P77"><text:span text:style-name="T27">String</text:span></text:p>
          </table:table-cell>
          <table:table-cell table:style-name="Tabla4.C2" office:value-type="string">
            <text:p text:style-name="P77"><text:span text:style-name="T27">Detalle del error ocurrido. En caso de éxito, el campo está vacío.</text:span></text:p>
          </table:table-cell>
        </table:table-row>
        <table:table-row>
          <table:table-cell table:style-name="Tabla4.A2" office:value-type="string">
            <text:p text:style-name="P77"><text:span text:style-name="T28">data</text:span></text:p>
          </table:table-cell>
          <table:table-cell table:style-name="Tabla4.A2" office:value-type="string">
            <text:p text:style-name="P77"><text:span text:style-name="T28">Vector</text:span></text:p>
          </table:table-cell>
          <table:table-cell table:style-name="Tabla4.C2" office:value-type="string">
            <text:p text:style-name="P78"><text:span text:style-name="T28">Lista de los datos de resultado*1. </text:span><text:span text:style-name="T40">Contiene solo 1 item que representa al producto como se ha persistido en la base de datos</text:span></text:p>
          </table:table-cell>
        </table:table-row>
        <table:table-row>
          <table:table-cell table:style-name="Tabla4.A2" office:value-type="string">
            <text:p text:style-name="P77"><text:span text:style-name="T28">Resultado*</text:span><text:span text:style-name="T29">1</text:span></text:p>
          </table:table-cell>
          <table:table-cell table:style-name="Tabla4.A2" office:value-type="string">
            <text:p text:style-name="P77"><text:span text:style-name="T29">Diccionario</text:span></text:p>
          </table:table-cell>
          <table:table-cell table:style-name="Tabla4.C2" office:value-type="string">
            <text:p text:style-name="P77"><text:span text:style-name="T29">Representa un producto. Contiene los siguientes campos.</text:span></text:p>
            <text:list xml:id="list43299581" text:style-name="L7">
              <text:list-item>
                <text:p text:style-name="P76"><text:span text:style-name="T29">price: Flotante. Precio del producto.</text:span></text:p>
              </text:list-item>
              <text:list-item>
                <text:p text:style-name="P76"><text:span text:style-name="T29">code: String. Código del producto.</text:span></text:p>
              </text:list-item>
              <text:list-item>
                <text:p text:style-name="P76"><text:span text:style-name="T29">Name: String. Nombre del producto.</text:span></text:p>
              </text:list-item>
              <text:list-item>
                <text:p text:style-name="P76"><text:span text:style-name="T29">stock: Flotante. Stock disponible del producto.</text:span></text:p>
              </text:list-item>
            </text:list>
          </table:table-cell>
        </table:table-row>
      </table:table>
      <text:p text:style-name="P17"><text:span text:style-name="T41"/></text:p>
      <text:p text:style-name="P18"><text:span text:style-name="T41"/></text:p>
      <text:p text:style-name="P34"><text:span text:style-name="T41">Ejemplo:<text:line-break/></text:span><text:span text:style-name="T39">{<text:tab/>"success": true, </text:span></text:p>
      <text:p text:style-name="P18"><text:span text:style-name="T39"><text:tab/>"error": "",</text:span></text:p>
      <text:p text:style-name="P18"><text:span text:style-name="T39"><text:tab/>"data": [</text:span></text:p>
      <text:p text:style-name="P18"><text:span text:style-name="T39"><text:tab/><text:tab/>{<text:tab/>"price": 93.0,</text:span></text:p>
      <text:p text:style-name="P18"><text:span text:style-name="T39"><text:tab/><text:tab/><text:tab/>"code": "0004",</text:span></text:p>
      <text:p text:style-name="P18"><text:span text:style-name="T39"><text:tab/><text:tab/><text:tab/>"name": "CACEROLA 20CM C/ANTIAD C/MADERA", </text:span></text:p>
      <text:p text:style-name="P18"><text:span text:style-name="T39"><text:tab/><text:tab/><text:tab/>"stock": -4.0</text:span></text:p>
      <text:p text:style-name="P18"><text:span text:style-name="T39"><text:tab/><text:tab/>}</text:span></text:p>
      <text:p text:style-name="P18"><text:span text:style-name="T39"><text:tab/><text:tab/>],</text:span></text:p>
      <text:p text:style-name="P18"><text:span text:style-name="T39"><text:s/>}</text:span></text:p>
      <text:p text:style-name="P17"><text:span text:style-name="T39"/></text:p>
      <text:p text:style-name="P17"><text:span text:style-name="T39"/></text:p>
      <text:p text:style-name="P12"><text:span text:style-name="T31">* Eliminación de un producto</text:span></text:p>
      <text:p text:style-name="P19"><text:span text:style-name="T33">Descripción: Permite </text:span><text:span text:style-name="T42">eliminar </text:span><text:span text:style-name="T33">un producto.</text:span></text:p>
      <text:p text:style-name="P19"><text:span text:style-name="T5">URL de petición: </text:span><text:a xlink:type="simple" xlink:href="http://servidor/prods"><text:span text:style-name="T5">http://servidor/prods</text:span></text:a></text:p>
      <text:p text:style-name="P19"><text:span text:style-name="T5">Tipo: </text:span><text:span text:style-name="T42">DELETE</text:span></text:p>
      <text:p text:style-name="P19"><text:span text:style-name="T5">Requiere autenticación: </text:span><text:span text:style-name="T34">Sí</text:span></text:p>
      <text:p text:style-name="P19"><text:span text:style-name="T5">Parámetros</text:span></text:p>
      <text:p text:style-name="P19"><text:span text:style-name="T5"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office:value-type="string">
              <text:p text:style-name="P39"><text:span text:style-name="T5">Parámetro</text:span></text:p>
            </table:table-cell>
            <table:table-cell table:style-name="Tabla5.A1" office:value-type="string">
              <text:p text:style-name="P39"><text:span text:style-name="T7">Tipo</text:span></text:p>
            </table:table-cell>
            <table:table-cell table:style-name="Tabla5.A1" office:value-type="string">
              <text:p text:style-name="P39"><text:span text:style-name="T7">Por Defecto</text:span></text:p>
            </table:table-cell>
            <table:table-cell table:style-name="Tabla5.D1" office:value-type="string">
              <text:p text:style-name="P39"><text:span text:style-name="T5">Descripción</text:span></text:p>
            </table:table-cell>
          </table:table-row>
        </table:table-header-rows>
        <table:table-row>
          <table:table-cell table:style-name="Tabla5.A2" office:value-type="string">
            <text:p text:style-name="P79"><text:span text:style-name="T34">code</text:span></text:p>
          </table:table-cell>
          <table:table-cell table:style-name="Tabla5.A2" office:value-type="string">
            <text:p text:style-name="P79"><text:span text:style-name="T34">String</text:span></text:p>
          </table:table-cell>
          <table:table-cell table:style-name="Tabla5.A2" office:value-type="string">
            <text:p text:style-name="P52"><text:span text:style-name="T34">Obligatorio</text:span></text:p>
          </table:table-cell>
          <table:table-cell table:style-name="Tabla5.D2" office:value-type="string">
            <text:p text:style-name="P79"><text:span text:style-name="T35">El código del product</text:span><text:span text:style-name="T44">o</text:span><text:span text:style-name="T35"> </text:span><text:span text:style-name="T43">a eliminar. </text:span><text:span text:style-name="T35">No puede estar vacío.</text:span></text:p>
          </table:table-cell>
        </table:table-row>
      </table:table>
      <text:p text:style-name="P20"><text:span text:style-name="T31"/></text:p>
      <text:p text:style-name="P21"><text:span text:style-name="T38">Ejemplo</text:span><text:span text:style-name="T22">:</text:span></text:p>
      <text:p text:style-name="P26"><text:span text:style-name="T53">Eliminar el producto con código 0004</text:span></text:p>
      <text:p text:style-name="P21"><text:span text:style-name="T45">DELETE</text:span><text:span text:style-name="T22"> http://localhost:8080/prods?</text:span><text:span text:style-name="T45">code=0004</text:span></text:p>
      <text:p text:style-name="P21"><text:span text:style-name="T38"/></text:p>
      <text:p text:style-name="P22"><text:span text:style-name="T23">Respuesta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80"><text:span text:style-name="T25">Campo</text:span></text:p>
          </table:table-cell>
          <table:table-cell table:style-name="Tabla6.A1" office:value-type="string">
            <text:p text:style-name="P80"><text:span text:style-name="T25">Tipo</text:span></text:p>
          </table:table-cell>
          <table:table-cell table:style-name="Tabla6.C1" office:value-type="string">
            <text:p text:style-name="P80"><text:span text:style-name="T25">Descripción</text:span></text:p>
          </table:table-cell>
        </table:table-row>
        <table:table-row>
          <table:table-cell table:style-name="Tabla6.A2" office:value-type="string">
            <text:p text:style-name="P80"><text:span text:style-name="T26">success</text:span></text:p>
          </table:table-cell>
          <table:table-cell table:style-name="Tabla6.A2" office:value-type="string">
            <text:p text:style-name="P80"><text:span text:style-name="T26">Boolean</text:span></text:p>
          </table:table-cell>
          <table:table-cell table:style-name="Tabla6.C2" office:value-type="string">
            <text:p text:style-name="P80"><text:span text:style-name="T26">Indica si la operación fue exitosa u ocurrió un error durante el procesamiento.</text:span></text:p>
            <text:p text:style-name="P80"><text:span text:style-name="T26">Valores posibles:</text:span></text:p>
            <text:list xml:id="list43731912" text:continue-list="list43711895" text:style-name="L4">
              <text:list-item>
                <text:p text:style-name="P65"><text:span text:style-name="T26">true: éxito</text:span></text:p>
              </text:list-item>
              <text:list-item>
                <text:p text:style-name="P65"><text:span text:style-name="T26">false: fallo</text:span></text:p>
              </text:list-item>
            </text:list>
          </table:table-cell>
        </table:table-row>
        <table:table-row>
          <table:table-cell table:style-name="Tabla6.A2" office:value-type="string">
            <text:p text:style-name="P80"><text:span text:style-name="T27">error</text:span></text:p>
          </table:table-cell>
          <table:table-cell table:style-name="Tabla6.A2" office:value-type="string">
            <text:p text:style-name="P80"><text:span text:style-name="T27">String</text:span></text:p>
          </table:table-cell>
          <table:table-cell table:style-name="Tabla6.C2" office:value-type="string">
            <text:p text:style-name="P80"><text:span text:style-name="T27">Detalle del error ocurrido. En caso de éxito, el campo está vacío.</text:span></text:p>
          </table:table-cell>
        </table:table-row>
        <table:table-row>
          <table:table-cell table:style-name="Tabla6.A2" office:value-type="string">
            <text:p text:style-name="P80"><text:span text:style-name="T46">code</text:span></text:p>
          </table:table-cell>
          <table:table-cell table:style-name="Tabla6.A2" office:value-type="string">
            <text:p text:style-name="P80"><text:span text:style-name="T46">String</text:span></text:p>
          </table:table-cell>
          <table:table-cell table:style-name="Tabla6.C2" office:value-type="string">
            <text:p text:style-name="P80"><text:span text:style-name="T46">Código del producto eliminado.</text:span></text:p>
          </table:table-cell>
        </table:table-row>
      </table:table>
      <text:p text:style-name="P22"><text:span text:style-name="T41"/></text:p>
      <text:p text:style-name="P22"><text:span text:style-name="T41"/></text:p>
      <text:p text:style-name="P22"><text:span text:style-name="T41">Ejemplo:<text:line-break/></text:span><text:span text:style-name="T39">{<text:tab/>"success": true, </text:span></text:p>
      <text:p text:style-name="P22"><text:span text:style-name="T39"><text:tab/>"error": "",</text:span></text:p>
      <text:p text:style-name="P22"><text:span text:style-name="T39"><text:tab/>"code": "0004",</text:span></text:p>
      <text:p text:style-name="P22"><text:span text:style-name="T39"><text:s/>}</text:span></text:p>
      <text:p text:style-name="P22"><text:span text:style-name="T39"/></text:p>
      <text:p text:style-name="P22"><text:span text:style-name="T39"/></text:p>
      <text:p text:style-name="P32"><text:span text:style-name="T39">* </text:span><text:span text:style-name="T31">Visualización de reportes</text:span></text:p>
      <text:p text:style-name="P23"><text:span text:style-name="T33">Descripción: Permite </text:span><text:span text:style-name="T47">obtener los datos relacionados a un tipo de reporte para el período actual.</text:span></text:p>
      <text:p text:style-name="P23"><text:span text:style-name="T5">URL de petición: http://servidor/</text:span><text:span text:style-name="T47">reports</text:span></text:p>
      <text:p text:style-name="P23"><text:span text:style-name="T5">Tipo: </text:span><text:span text:style-name="T48">GET</text:span></text:p>
      <text:p text:style-name="P23"><text:span text:style-name="T5">Requiere autenticación: </text:span><text:span text:style-name="T34">Sí</text:span></text:p>
      <text:p text:style-name="P23"><text:span text:style-name="T5">Parámetros</text:span></text:p>
      <text:p text:style-name="P23"><text:span text:style-name="T5"/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office:value-type="string">
              <text:p text:style-name="P40"><text:span text:style-name="T5">Parámetro</text:span></text:p>
            </table:table-cell>
            <table:table-cell table:style-name="Tabla7.A1" office:value-type="string">
              <text:p text:style-name="P40"><text:span text:style-name="T7">Tipo</text:span></text:p>
            </table:table-cell>
            <table:table-cell table:style-name="Tabla7.A1" office:value-type="string">
              <text:p text:style-name="P40"><text:span text:style-name="T7">Por Defecto</text:span></text:p>
            </table:table-cell>
            <table:table-cell table:style-name="Tabla7.D1" office:value-type="string">
              <text:p text:style-name="P40"><text:span text:style-name="T5">Descripción</text:span></text:p>
            </table:table-cell>
          </table:table-row>
        </table:table-header-rows>
        <table:table-row>
          <table:table-cell table:style-name="Tabla7.A2" office:value-type="string">
            <text:p text:style-name="P81"><text:span text:style-name="T49">type</text:span></text:p>
          </table:table-cell>
          <table:table-cell table:style-name="Tabla7.A2" office:value-type="string">
            <text:p text:style-name="P81"><text:span text:style-name="T49">String</text:span></text:p>
          </table:table-cell>
          <table:table-cell table:style-name="Tabla7.A2" office:value-type="string">
            <text:p text:style-name="P53"><text:span text:style-name="T7">“</text:span><text:span text:style-name="T49">product”</text:span></text:p>
          </table:table-cell>
          <table:table-cell table:style-name="Tabla7.D2" office:value-type="string">
            <text:p text:style-name="P81"><text:span text:style-name="T49">Tipo de reporte. Indica cual de todos los reportes se requiere.</text:span></text:p>
            <text:p text:style-name="P82"><text:span text:style-name="T50">Posibles valores son:</text:span></text:p>
            <text:list xml:id="list43574589" text:style-name="L9">
              <text:list-item>
                <text:p text:style-name="P83"><text:span text:style-name="T50">“product”: Productos más vendidos</text:span></text:p>
              </text:list-item>
              <text:list-item>
                <text:p text:style-name="P83"><text:span text:style-name="T50">“category”: Categorías más vendidas</text:span></text:p>
              </text:list-item>
              <text:list-item>
                <text:p text:style-name="P83"><text:span text:style-name="T50">“user”: Usuarios con más ventas</text:span></text:p>
              </text:list-item>
              <text:list-item>
                <text:p text:style-name="P83"><text:span text:style-name="T50">“client”: Cliente con más compras</text:span></text:p>
              </text:list-item>
              <text:list-item>
                <text:p text:style-name="P83"><text:span text:style-name="T50">“</text:span><text:span text:style-name="T51">move”: Movimientos realizados sobre el stock</text:span></text:p>
              </text:list-item>
              <text:list-item>
                <text:p text:style-name="P83"><text:span text:style-name="T51">“buy”: Compras realizadas</text:span></text:p>
              </text:list-item>
            </text:list>
          </table:table-cell>
        </table:table-row>
      </table:table>
      <text:p text:style-name="P24"/>
      <text:p text:style-name="P24"/>
      <text:p text:style-name="P27"><text:span text:style-name="T22">Ejemplos:</text:span></text:p>
      <text:p text:style-name="P27"><text:span text:style-name="T54">Obtener datos del reporte de Usuarios con más ventas</text:span></text:p>
      <text:p text:style-name="P27"><text:span text:style-name="T54"/></text:p>
      <text:p text:style-name="P27"><text:span text:style-name="T22">GET http://localhost:8080/</text:span><text:span text:style-name="T54">reports?type=user</text:span></text:p>
      <text:p text:style-name="P27"><text:span text:style-name="T54"/></text:p>
      <text:p text:style-name="P27"><text:span text:style-name="T23">Respuesta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84"><text:span text:style-name="T25">Campo</text:span></text:p>
          </table:table-cell>
          <table:table-cell table:style-name="Tabla8.A1" office:value-type="string">
            <text:p text:style-name="P84"><text:span text:style-name="T25">Tipo</text:span></text:p>
          </table:table-cell>
          <table:table-cell table:style-name="Tabla8.C1" office:value-type="string">
            <text:p text:style-name="P84"><text:span text:style-name="T25">Descripción</text:span></text:p>
          </table:table-cell>
        </table:table-row>
        <table:table-row>
          <table:table-cell table:style-name="Tabla8.A2" office:value-type="string">
            <text:p text:style-name="P84"><text:span text:style-name="T26">success</text:span></text:p>
          </table:table-cell>
          <table:table-cell table:style-name="Tabla8.A2" office:value-type="string">
            <text:p text:style-name="P84"><text:span text:style-name="T26">Boolean</text:span></text:p>
          </table:table-cell>
          <table:table-cell table:style-name="Tabla8.C2" office:value-type="string">
            <text:p text:style-name="P84"><text:span text:style-name="T26">Indica si la operación fue exitosa u ocurrió un error durante el procesamiento.</text:span></text:p>
            <text:p text:style-name="P84"><text:span text:style-name="T26">Valores posibles:</text:span></text:p>
            <text:list xml:id="list43722799" text:continue-list="list43731912" text:style-name="L4">
              <text:list-item>
                <text:p text:style-name="P66"><text:span text:style-name="T26">true: éxito</text:span></text:p>
              </text:list-item>
              <text:list-item>
                <text:p text:style-name="P66"><text:span text:style-name="T26">false: fallo</text:span></text:p>
              </text:list-item>
            </text:list>
          </table:table-cell>
        </table:table-row>
        <table:table-row>
          <table:table-cell table:style-name="Tabla8.A2" office:value-type="string">
            <text:p text:style-name="P84"><text:span text:style-name="T27">error</text:span></text:p>
          </table:table-cell>
          <table:table-cell table:style-name="Tabla8.A2" office:value-type="string">
            <text:p text:style-name="P84"><text:span text:style-name="T27">String</text:span></text:p>
          </table:table-cell>
          <table:table-cell table:style-name="Tabla8.C2" office:value-type="string">
            <text:p text:style-name="P84"><text:span text:style-name="T27">Detalle del error ocurrido. En caso de éxito, el campo está vacío.</text:span></text:p>
          </table:table-cell>
        </table:table-row>
        <table:table-row>
          <table:table-cell table:style-name="Tabla8.A2" office:value-type="string">
            <text:p text:style-name="P85"><text:span text:style-name="T56">headers</text:span></text:p>
          </table:table-cell>
          <table:table-cell table:style-name="Tabla8.A2" office:value-type="string">
            <text:p text:style-name="P85"><text:span text:style-name="T56">Vector</text:span></text:p>
          </table:table-cell>
          <table:table-cell table:style-name="Tabla8.C2" office:value-type="string">
            <text:p text:style-name="P85"><text:span text:style-name="T56">Contiene una lista de elementos de tipo String. Cada uno representa el título de la columna correspondiente.</text:span></text:p>
          </table:table-cell>
        </table:table-row>
        <table:table-row>
          <table:table-cell table:style-name="Tabla8.A2" office:value-type="string">
            <text:p text:style-name="P86"><text:span text:style-name="T57">idx_tag</text:span></text:p>
          </table:table-cell>
          <table:table-cell table:style-name="Tabla8.A2" office:value-type="string">
            <text:p text:style-name="P86"><text:span text:style-name="T57">Integer</text:span></text:p>
          </table:table-cell>
          <table:table-cell table:style-name="Tabla8.C2" office:value-type="string">
            <text:p text:style-name="P86"><text:span text:style-name="T57">Indica la columna utilizada como etiqueta en el gráfico de torta.</text:span></text:p>
          </table:table-cell>
        </table:table-row>
        <table:table-row>
          <table:table-cell table:style-name="Tabla8.A2" office:value-type="string">
            <text:p text:style-name="P86"><text:span text:style-name="T57">idx_val</text:span></text:p>
          </table:table-cell>
          <table:table-cell table:style-name="Tabla8.A2" office:value-type="string">
            <text:p text:style-name="P86"><text:span text:style-name="T57">Integer</text:span></text:p>
          </table:table-cell>
          <table:table-cell table:style-name="Tabla8.C2" office:value-type="string">
            <text:p text:style-name="P86"><text:span text:style-name="T57">Indica la columna utilizada como valor en el gráfico de torta.</text:span></text:p>
          </table:table-cell>
        </table:table-row>
        <table:table-row>
          <table:table-cell table:style-name="Tabla8.A2" office:value-type="string">
            <text:p text:style-name="P86"><text:span text:style-name="T57">data</text:span></text:p>
          </table:table-cell>
          <table:table-cell table:style-name="Tabla8.A2" office:value-type="string">
            <text:p text:style-name="P86"><text:span text:style-name="T57">Vector</text:span></text:p>
          </table:table-cell>
          <table:table-cell table:style-name="Tabla8.C2" office:value-type="string">
            <text:p text:style-name="P86"><text:span text:style-name="T57">Contiene una lista de filas*1 con los resultados. Cada fila es una lista</text:span></text:p>
          </table:table-cell>
        </table:table-row>
        <table:table-row>
          <table:table-cell table:style-name="Tabla8.A2" office:value-type="string">
            <text:p text:style-name="P86"><text:span text:style-name="T57">count</text:span></text:p>
          </table:table-cell>
          <table:table-cell table:style-name="Tabla8.A2" office:value-type="string">
            <text:p text:style-name="P86"><text:span text:style-name="T57">Integer</text:span></text:p>
          </table:table-cell>
          <table:table-cell table:style-name="Tabla8.C2" office:value-type="string">
            <text:p text:style-name="P86"><text:span text:style-name="T57">Total de filas devueltas.</text:span></text:p>
          </table:table-cell>
        </table:table-row>
      </table:table>
      <text:p text:style-name="P27"><text:span text:style-name="T41"/></text:p>
      <text:p text:style-name="P27"><text:span text:style-name="T41"/></text:p>
      <text:p text:style-name="P28"><text:span text:style-name="T41"/></text:p>
      <text:p text:style-name="P35"><text:span text:style-name="T41">Ejemplo:<text:line-break/></text:span><text:span text:style-name="T55">{<text:tab/>"success": true, </text:span></text:p>
      <text:p text:style-name="P28"><text:span text:style-name="T55"><text:tab/>"headers": [ <text:tab/>"Usuario", "Facturas", "Productos", "Total Vendido" ],</text:span></text:p>
      <text:p text:style-name="P29"><text:span text:style-name="T55"><text:tab/>"idx_tag": 0, </text:span></text:p>
      <text:p text:style-name="P28"><text:span text:style-name="T55"><text:tab/>"idx_val": 3,</text:span></text:p>
      <text:p text:style-name="P28"><text:span text:style-name="T55"><text:tab/>"error": "",</text:span></text:p>
      <text:p text:style-name="P30"><text:span text:style-name="T58"><text:tab/>“count”:2,</text:span></text:p>
      <text:p text:style-name="P28"><text:span text:style-name="T55"><text:tab/>"data": [</text:span></text:p>
      <text:p text:style-name="P28"><text:span text:style-name="T55"><text:tab/><text:tab/><text:tab/>[ "EDUARDO", "23", "31", "8063.0" ],</text:span></text:p>
      <text:p text:style-name="P28"><text:span text:style-name="T55"><text:tab/><text:tab/><text:tab/>["\u306a\u3093\u3067\uff01", "10", "18", "865.75"]</text:span></text:p>
      <text:p text:style-name="P28"><text:span text:style-name="T55"><text:tab/><text:tab/>]</text:span></text:p>
      <text:p text:style-name="P28"><text:span text:style-name="T5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6T20:55:53.31</meta:creation-date>
    <dc:date>2012-12-06T23:59:02.71</dc:date>
    <meta:editing-duration>PT2H47M24S</meta:editing-duration>
    <meta:editing-cycles>74</meta:editing-cycles>
    <meta:generator>LibreOffice/3.6$Windows_x86 LibreOffice_project/932b512-69e3009-7a10e5c-fc86223-a55908</meta:generator>
    <meta:document-statistic meta:table-count="8" meta:image-count="0" meta:object-count="0" meta:page-count="7" meta:paragraph-count="316" meta:word-count="1209" meta:character-count="8011" meta:non-whitespace-character-count="7012"/>
  </office:meta>
</office:document-meta>
</file>